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5.24pt"/>
    </style:style>
    <style:style style:name="co2" style:family="table-column">
      <style:table-column-properties fo:break-before="auto" style:column-width="107.35pt"/>
    </style:style>
    <style:style style:name="co3" style:family="table-column">
      <style:table-column-properties fo:break-before="auto" style:column-width="59.24pt"/>
    </style:style>
    <style:style style:name="co4" style:family="table-column">
      <style:table-column-properties fo:break-before="auto" style:column-width="91.9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84.19pt"/>
    </style:style>
    <style:style style:name="co7" style:family="table-column">
      <style:table-column-properties fo:break-before="auto" style:column-width="74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Input" style:data-style-name="N0">
      <style:table-cell-properties fo:background-color="#ffcc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8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3]=&quot;Done&quot;)" style:apply-style-name="ConditionalStyle_5f_40" style:base-cell-address="Hoja1.A23"/>
      <style:map style:condition="is-true-formula([.$C23]=&quot;Ongoing&quot;)" style:apply-style-name="ConditionalStyle_5f_39" style:base-cell-address="Hoja1.A23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8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4]=&quot;Done&quot;)" style:apply-style-name="ConditionalStyle_5f_38" style:base-cell-address="Hoja1.A24"/>
      <style:map style:condition="is-true-formula([.$C24]=&quot;Ongoing&quot;)" style:apply-style-name="ConditionalStyle_5f_37" style:base-cell-address="Hoja1.A24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8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5]=&quot;Done&quot;)" style:apply-style-name="ConditionalStyle_5f_36" style:base-cell-address="Hoja1.A25"/>
      <style:map style:condition="is-true-formula([.$C25]=&quot;Ongoing&quot;)" style:apply-style-name="ConditionalStyle_5f_35" style:base-cell-address="Hoja1.A25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6]=&quot;Done&quot;)" style:apply-style-name="ConditionalStyle_5f_34" style:base-cell-address="Hoja1.A26"/>
      <style:map style:condition="is-true-formula([.$C26]=&quot;Ongoing&quot;)" style:apply-style-name="ConditionalStyle_5f_33" style:base-cell-address="Hoja1.A26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7]=&quot;Done&quot;)" style:apply-style-name="ConditionalStyle_5f_32" style:base-cell-address="Hoja1.A27"/>
      <style:map style:condition="is-true-formula([.$C27]=&quot;Ongoing&quot;)" style:apply-style-name="ConditionalStyle_5f_31" style:base-cell-address="Hoja1.A27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8]=&quot;Done&quot;)" style:apply-style-name="ConditionalStyle_5f_30" style:base-cell-address="Hoja1.A28"/>
      <style:map style:condition="is-true-formula([.$C28]=&quot;Ongoing&quot;)" style:apply-style-name="ConditionalStyle_5f_29" style:base-cell-address="Hoja1.A28"/>
    </style:style>
    <style:style style:name="ce8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29]=&quot;Done&quot;)" style:apply-style-name="ConditionalStyle_5f_28" style:base-cell-address="Hoja1.A29"/>
      <style:map style:condition="is-true-formula([.$C29]=&quot;Ongoing&quot;)" style:apply-style-name="ConditionalStyle_5f_27" style:base-cell-address="Hoja1.A29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30]=&quot;Done&quot;)" style:apply-style-name="ConditionalStyle_5f_26" style:base-cell-address="Hoja1.A30"/>
      <style:map style:condition="is-true-formula([.$C30]=&quot;Ongoing&quot;)" style:apply-style-name="ConditionalStyle_5f_25" style:base-cell-address="Hoja1.A30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31]=&quot;Done&quot;)" style:apply-style-name="ConditionalStyle_5f_24" style:base-cell-address="Hoja1.A31"/>
      <style:map style:condition="is-true-formula([.$C31]=&quot;Ongoing&quot;)" style:apply-style-name="ConditionalStyle_5f_23" style:base-cell-address="Hoja1.A31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32]=&quot;Done&quot;)" style:apply-style-name="ConditionalStyle_5f_4" style:base-cell-address="Hoja1.A32"/>
      <style:map style:condition="is-true-formula([.$C32]=&quot;Ongoing&quot;)" style:apply-style-name="ConditionalStyle_5f_3" style:base-cell-address="Hoja1.A32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3]=&quot;Done&quot;)" style:apply-style-name="ConditionalStyle_5f_40" style:base-cell-address="Hoja1.A23"/>
      <style:map style:condition="is-true-formula([.$C23]=&quot;Ongoing&quot;)" style:apply-style-name="ConditionalStyle_5f_39" style:base-cell-address="Hoja1.A23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4]=&quot;Done&quot;)" style:apply-style-name="ConditionalStyle_5f_38" style:base-cell-address="Hoja1.A24"/>
      <style:map style:condition="is-true-formula([.$C24]=&quot;Ongoing&quot;)" style:apply-style-name="ConditionalStyle_5f_37" style:base-cell-address="Hoja1.A24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5]=&quot;Done&quot;)" style:apply-style-name="ConditionalStyle_5f_36" style:base-cell-address="Hoja1.A25"/>
      <style:map style:condition="is-true-formula([.$C25]=&quot;Ongoing&quot;)" style:apply-style-name="ConditionalStyle_5f_35" style:base-cell-address="Hoja1.A25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6]=&quot;Done&quot;)" style:apply-style-name="ConditionalStyle_5f_34" style:base-cell-address="Hoja1.A26"/>
      <style:map style:condition="is-true-formula([.$C26]=&quot;Ongoing&quot;)" style:apply-style-name="ConditionalStyle_5f_33" style:base-cell-address="Hoja1.A26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7]=&quot;Done&quot;)" style:apply-style-name="ConditionalStyle_5f_32" style:base-cell-address="Hoja1.A27"/>
      <style:map style:condition="is-true-formula([.$C27]=&quot;Ongoing&quot;)" style:apply-style-name="ConditionalStyle_5f_31" style:base-cell-address="Hoja1.A27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28]=&quot;Done&quot;)" style:apply-style-name="ConditionalStyle_5f_30" style:base-cell-address="Hoja1.A28"/>
      <style:map style:condition="is-true-formula([.$C28]=&quot;Ongoing&quot;)" style:apply-style-name="ConditionalStyle_5f_29" style:base-cell-address="Hoja1.A28"/>
    </style:style>
    <style:style style:name="ce23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is-true-formula([.$C29]=&quot;Done&quot;)" style:apply-style-name="ConditionalStyle_5f_28" style:base-cell-address="Hoja1.A29"/>
      <style:map style:condition="is-true-formula([.$C29]=&quot;Ongoing&quot;)" style:apply-style-name="ConditionalStyle_5f_27" style:base-cell-address="Hoja1.A29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30]=&quot;Done&quot;)" style:apply-style-name="ConditionalStyle_5f_26" style:base-cell-address="Hoja1.A30"/>
      <style:map style:condition="is-true-formula([.$C30]=&quot;Ongoing&quot;)" style:apply-style-name="ConditionalStyle_5f_25" style:base-cell-address="Hoja1.A3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31]=&quot;Done&quot;)" style:apply-style-name="ConditionalStyle_5f_24" style:base-cell-address="Hoja1.A31"/>
      <style:map style:condition="is-true-formula([.$C31]=&quot;Ongoing&quot;)" style:apply-style-name="ConditionalStyle_5f_23" style:base-cell-address="Hoja1.A31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32]=&quot;Done&quot;)" style:apply-style-name="ConditionalStyle_5f_4" style:base-cell-address="Hoja1.A32"/>
      <style:map style:condition="is-true-formula([.$C32]=&quot;Ongoing&quot;)" style:apply-style-name="ConditionalStyle_5f_3" style:base-cell-address="Hoja1.A32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Excel_20_Built-in_20_Input" style:data-style-name="N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8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/>
      <style:map style:condition="is-true-formula([.$C23]=&quot;Done&quot;)" style:apply-style-name="ConditionalStyle_5f_40" style:base-cell-address="Hoja1.A23"/>
      <style:map style:condition="is-true-formula([.$C23]=&quot;Ongoing&quot;)" style:apply-style-name="ConditionalStyle_5f_39" style:base-cell-address="Hoja1.A23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8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/>
      <style:map style:condition="is-true-formula([.$C24]=&quot;Done&quot;)" style:apply-style-name="ConditionalStyle_5f_38" style:base-cell-address="Hoja1.A24"/>
      <style:map style:condition="is-true-formula([.$C24]=&quot;Ongoing&quot;)" style:apply-style-name="ConditionalStyle_5f_37" style:base-cell-address="Hoja1.A24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8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/>
      <style:map style:condition="is-true-formula([.$C25]=&quot;Done&quot;)" style:apply-style-name="ConditionalStyle_5f_36" style:base-cell-address="Hoja1.A25"/>
      <style:map style:condition="is-true-formula([.$C25]=&quot;Ongoing&quot;)" style:apply-style-name="ConditionalStyle_5f_35" style:base-cell-address="Hoja1.A25"/>
    </style:style>
    <style:style style:name="ce3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26]=&quot;Done&quot;)" style:apply-style-name="ConditionalStyle_5f_34" style:base-cell-address="Hoja1.A26"/>
      <style:map style:condition="is-true-formula([.$C26]=&quot;Ongoing&quot;)" style:apply-style-name="ConditionalStyle_5f_33" style:base-cell-address="Hoja1.A26"/>
    </style:style>
    <style:style style:name="ce3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27]=&quot;Done&quot;)" style:apply-style-name="ConditionalStyle_5f_32" style:base-cell-address="Hoja1.A27"/>
      <style:map style:condition="is-true-formula([.$C27]=&quot;Ongoing&quot;)" style:apply-style-name="ConditionalStyle_5f_31" style:base-cell-address="Hoja1.A27"/>
    </style:style>
    <style:style style:name="ce3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28]=&quot;Done&quot;)" style:apply-style-name="ConditionalStyle_5f_30" style:base-cell-address="Hoja1.A28"/>
      <style:map style:condition="is-true-formula([.$C28]=&quot;Ongoing&quot;)" style:apply-style-name="ConditionalStyle_5f_29" style:base-cell-address="Hoja1.A28"/>
    </style:style>
    <style:style style:name="ce40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29]=&quot;Done&quot;)" style:apply-style-name="ConditionalStyle_5f_28" style:base-cell-address="Hoja1.A29"/>
      <style:map style:condition="is-true-formula([.$C29]=&quot;Ongoing&quot;)" style:apply-style-name="ConditionalStyle_5f_27" style:base-cell-address="Hoja1.A29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30]=&quot;Done&quot;)" style:apply-style-name="ConditionalStyle_5f_26" style:base-cell-address="Hoja1.A30"/>
      <style:map style:condition="is-true-formula([.$C30]=&quot;Ongoing&quot;)" style:apply-style-name="ConditionalStyle_5f_25" style:base-cell-address="Hoja1.A30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31]=&quot;Done&quot;)" style:apply-style-name="ConditionalStyle_5f_24" style:base-cell-address="Hoja1.A31"/>
      <style:map style:condition="is-true-formula([.$C31]=&quot;Ongoing&quot;)" style:apply-style-name="ConditionalStyle_5f_23" style:base-cell-address="Hoja1.A31"/>
    </style:style>
    <style:style style:name="ce4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.$C32]=&quot;Done&quot;)" style:apply-style-name="ConditionalStyle_5f_4" style:base-cell-address="Hoja1.A32"/>
      <style:map style:condition="is-true-formula([.$C32]=&quot;Ongoing&quot;)" style:apply-style-name="ConditionalStyle_5f_3" style:base-cell-address="Hoja1.A32"/>
    </style:style>
    <style:style style:name="ce4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/>
      <style:map style:condition="is-true-formula([.$C23]=&quot;Done&quot;)" style:apply-style-name="ConditionalStyle_5f_40" style:base-cell-address="Hoja1.A23"/>
      <style:map style:condition="is-true-formula([.$C23]=&quot;Ongoing&quot;)" style:apply-style-name="ConditionalStyle_5f_39" style:base-cell-address="Hoja1.A23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/>
      <style:map style:condition="is-true-formula([.$C24]=&quot;Done&quot;)" style:apply-style-name="ConditionalStyle_5f_38" style:base-cell-address="Hoja1.A24"/>
      <style:map style:condition="is-true-formula([.$C24]=&quot;Ongoing&quot;)" style:apply-style-name="ConditionalStyle_5f_37" style:base-cell-address="Hoja1.A24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/>
      <style:map style:condition="is-true-formula([.$C25]=&quot;Done&quot;)" style:apply-style-name="ConditionalStyle_5f_36" style:base-cell-address="Hoja1.A25"/>
      <style:map style:condition="is-true-formula([.$C25]=&quot;Ongoing&quot;)" style:apply-style-name="ConditionalStyle_5f_35" style:base-cell-address="Hoja1.A25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26]=&quot;Done&quot;)" style:apply-style-name="ConditionalStyle_5f_34" style:base-cell-address="Hoja1.A26"/>
      <style:map style:condition="is-true-formula([.$C26]=&quot;Ongoing&quot;)" style:apply-style-name="ConditionalStyle_5f_33" style:base-cell-address="Hoja1.A26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27]=&quot;Done&quot;)" style:apply-style-name="ConditionalStyle_5f_32" style:base-cell-address="Hoja1.A27"/>
      <style:map style:condition="is-true-formula([.$C27]=&quot;Ongoing&quot;)" style:apply-style-name="ConditionalStyle_5f_31" style:base-cell-address="Hoja1.A27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28]=&quot;Done&quot;)" style:apply-style-name="ConditionalStyle_5f_30" style:base-cell-address="Hoja1.A28"/>
      <style:map style:condition="is-true-formula([.$C28]=&quot;Ongoing&quot;)" style:apply-style-name="ConditionalStyle_5f_29" style:base-cell-address="Hoja1.A28"/>
    </style:style>
    <style:style style:name="ce55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29]=&quot;Done&quot;)" style:apply-style-name="ConditionalStyle_5f_28" style:base-cell-address="Hoja1.A29"/>
      <style:map style:condition="is-true-formula([.$C29]=&quot;Ongoing&quot;)" style:apply-style-name="ConditionalStyle_5f_27" style:base-cell-address="Hoja1.A29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30]=&quot;Done&quot;)" style:apply-style-name="ConditionalStyle_5f_26" style:base-cell-address="Hoja1.A30"/>
      <style:map style:condition="is-true-formula([.$C30]=&quot;Ongoing&quot;)" style:apply-style-name="ConditionalStyle_5f_25" style:base-cell-address="Hoja1.A30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31]=&quot;Done&quot;)" style:apply-style-name="ConditionalStyle_5f_24" style:base-cell-address="Hoja1.A31"/>
      <style:map style:condition="is-true-formula([.$C31]=&quot;Ongoing&quot;)" style:apply-style-name="ConditionalStyle_5f_23" style:base-cell-address="Hoja1.A31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.$C32]=&quot;Done&quot;)" style:apply-style-name="ConditionalStyle_5f_4" style:base-cell-address="Hoja1.A32"/>
      <style:map style:condition="is-true-formula([.$C32]=&quot;Ongoing&quot;)" style:apply-style-name="ConditionalStyle_5f_3" style:base-cell-address="Hoja1.A32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fo:border-bottom="0.74pt solid #000080" style:diagonal-bl-tr="none" style:diagonal-tl-br="none" style:text-align-source="fix" style:repeat-content="false" fo:background-color="transparent" fo:wrap-option="no-wrap" fo:border-left="0.74pt solid #000080" style:direction="ltr" fo:border-right="none" style:rotation-angle="0" style:rotation-align="none" style:shrink-to-fit="false" fo:border-top="0.74pt solid #000080" style:vertical-align="top" loext:vertical-justify="auto"/>
      <style:paragraph-properties fo:text-align="center" css3t:text-justify="auto" fo:margin-left="0pt" style:writing-mode="page"/>
      <style:text-properties fo:color="#000000"/>
      <style:map style:condition="is-true-formula([.$C23]=&quot;Done&quot;)" style:apply-style-name="ConditionalStyle_5f_40" style:base-cell-address="Hoja1.A23"/>
      <style:map style:condition="is-true-formula([.$C23]=&quot;Ongoing&quot;)" style:apply-style-name="ConditionalStyle_5f_39" style:base-cell-address="Hoja1.A23"/>
    </style:style>
    <style:style style:name="ce65" style:family="table-cell" style:parent-style-name="Default">
      <style:table-cell-properties fo:border-bottom="0.74pt solid #000080" style:diagonal-bl-tr="none" style:diagonal-tl-br="none" style:text-align-source="fix" style:repeat-content="false" fo:background-color="transparent" fo:wrap-option="no-wrap" fo:border-left="0.74pt solid #000080" style:direction="ltr" fo:border-right="none" style:rotation-angle="0" style:rotation-align="none" style:shrink-to-fit="false" fo:border-top="0.74pt solid #000080" style:vertical-align="top" loext:vertical-justify="auto"/>
      <style:paragraph-properties fo:text-align="center" css3t:text-justify="auto" fo:margin-left="0pt" style:writing-mode="page"/>
      <style:text-properties fo:color="#000000"/>
      <style:map style:condition="is-true-formula([.$C24]=&quot;Done&quot;)" style:apply-style-name="ConditionalStyle_5f_38" style:base-cell-address="Hoja1.A24"/>
      <style:map style:condition="is-true-formula([.$C24]=&quot;Ongoing&quot;)" style:apply-style-name="ConditionalStyle_5f_37" style:base-cell-address="Hoja1.A24"/>
    </style:style>
    <style:style style:name="ce66" style:family="table-cell" style:parent-style-name="Default">
      <style:table-cell-properties fo:border-bottom="0.74pt solid #000080" style:diagonal-bl-tr="none" style:diagonal-tl-br="none" style:text-align-source="fix" style:repeat-content="false" fo:background-color="transparent" fo:wrap-option="no-wrap" fo:border-left="0.74pt solid #000080" style:direction="ltr" fo:border-right="none" style:rotation-angle="0" style:rotation-align="none" style:shrink-to-fit="false" fo:border-top="0.74pt solid #000080" style:vertical-align="top" loext:vertical-justify="auto"/>
      <style:paragraph-properties fo:text-align="center" css3t:text-justify="auto" fo:margin-left="0pt" style:writing-mode="page"/>
      <style:text-properties fo:color="#000000"/>
      <style:map style:condition="is-true-formula([.$C25]=&quot;Done&quot;)" style:apply-style-name="ConditionalStyle_5f_36" style:base-cell-address="Hoja1.A25"/>
      <style:map style:condition="is-true-formula([.$C25]=&quot;Ongoing&quot;)" style:apply-style-name="ConditionalStyle_5f_35" style:base-cell-address="Hoja1.A25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26]=&quot;Done&quot;)" style:apply-style-name="ConditionalStyle_5f_34" style:base-cell-address="Hoja1.A26"/>
      <style:map style:condition="is-true-formula([.$C26]=&quot;Ongoing&quot;)" style:apply-style-name="ConditionalStyle_5f_33" style:base-cell-address="Hoja1.A26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27]=&quot;Done&quot;)" style:apply-style-name="ConditionalStyle_5f_32" style:base-cell-address="Hoja1.A27"/>
      <style:map style:condition="is-true-formula([.$C27]=&quot;Ongoing&quot;)" style:apply-style-name="ConditionalStyle_5f_31" style:base-cell-address="Hoja1.A27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28]=&quot;Done&quot;)" style:apply-style-name="ConditionalStyle_5f_30" style:base-cell-address="Hoja1.A28"/>
      <style:map style:condition="is-true-formula([.$C28]=&quot;Ongoing&quot;)" style:apply-style-name="ConditionalStyle_5f_29" style:base-cell-address="Hoja1.A28"/>
    </style:style>
    <style:style style:name="ce70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29]=&quot;Done&quot;)" style:apply-style-name="ConditionalStyle_5f_28" style:base-cell-address="Hoja1.A29"/>
      <style:map style:condition="is-true-formula([.$C29]=&quot;Ongoing&quot;)" style:apply-style-name="ConditionalStyle_5f_27" style:base-cell-address="Hoja1.A29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30]=&quot;Done&quot;)" style:apply-style-name="ConditionalStyle_5f_26" style:base-cell-address="Hoja1.A30"/>
      <style:map style:condition="is-true-formula([.$C30]=&quot;Ongoing&quot;)" style:apply-style-name="ConditionalStyle_5f_25" style:base-cell-address="Hoja1.A30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31]=&quot;Done&quot;)" style:apply-style-name="ConditionalStyle_5f_24" style:base-cell-address="Hoja1.A31"/>
      <style:map style:condition="is-true-formula([.$C31]=&quot;Ongoing&quot;)" style:apply-style-name="ConditionalStyle_5f_23" style:base-cell-address="Hoja1.A31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map style:condition="is-true-formula([.$C32]=&quot;Done&quot;)" style:apply-style-name="ConditionalStyle_5f_4" style:base-cell-address="Hoja1.A32"/>
      <style:map style:condition="is-true-formula([.$C32]=&quot;Ongoing&quot;)" style:apply-style-name="ConditionalStyle_5f_3" style:base-cell-address="Hoja1.A32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</style:style>
    <style:style style:name="ce79" style:family="table-cell" style:parent-style-name="Default">
      <style:table-cell-properties fo:background-color="#66ffff"/>
    </style:style>
    <style:style style:name="ce80" style:family="table-cell" style:parent-style-name="Default">
      <style:table-cell-properties fo:background-color="#00ff66"/>
    </style:style>
    <style:style style:name="ce81" style:family="table-cell" style:parent-style-name="Default">
      <style:table-cell-properties fo:background-color="#ffff00"/>
    </style:style>
    <style:style style:name="ce82" style:family="table-cell" style:parent-style-name="Default">
      <style:table-cell-properties fo:background-color="#cc9966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5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Planned&quot;;&quot;Ongoing&quot;;&quot;Done&quot;)" table:allow-empty-cell="true" table:display-list="unsorted" table:base-cell-address="Hoja1.C3">
          <table:help-message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2"/>
        <table:table-column table:style-name="co7" table:number-columns-repeated="1018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Tasca</text:p>
          </table:table-cell>
          <table:table-cell table:style-name="ce1" office:value-type="string" calcext:value-type="string">
            <text:p>Membre assignat</text:p>
          </table:table-cell>
          <table:table-cell table:style-name="ce33" office:value-type="string" calcext:value-type="string">
            <text:p>Estat</text:p>
          </table:table-cell>
          <table:table-cell table:style-name="ce33" office:value-type="string" calcext:value-type="string">
            <text:p>Temps estimat</text:p>
          </table:table-cell>
          <table:table-cell table:style-name="ce33" office:value-type="string" calcext:value-type="string">
            <text:p>Temps real dedicat</text:p>
          </table:table-cell>
          <table:table-cell table:style-name="ce1" office:value-type="string" calcext:value-type="string">
            <text:p>Tip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 GithubPage del projecte</text:p>
          </table:table-cell>
          <table:table-cell table:style-name="Default" office:value-type="string" calcext:value-type="string">
            <text:p>Alejandro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79" office:value-type="string" calcext:value-type="string">
            <text:p>Programació</text:p>
          </table:table-cell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Coordinar que les tasques base de l’Sprint acabin el Dissabte 16</text:p>
          </table:table-cell>
          <table:table-cell table:style-name="Default" office:value-type="string" calcext:value-type="string">
            <text:p>Aleix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0" office:value-type="string" calcext:value-type="string">
            <text:p>Gestió</text:p>
          </table:table-cell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Posar iglú al mòdul de dalt de tot, no al de baix</text:p>
          </table:table-cell>
          <table:table-cell table:style-name="Default" office:value-type="string" calcext:value-type="string">
            <text:p>Francesc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9" office:value-type="string" calcext:value-type="string">
            <text:p>Programació</text:p>
          </table:table-cell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Integrar tots els objectes d'atac perquè es puguin usar a l'inventari</text:p>
          </table:table-cell>
          <table:table-cell table:style-name="Default" office:value-type="string" calcext:value-type="string">
            <text:p>Marc</text:p>
          </table:table-cell>
          <table:table-cell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1" office:value-type="string" calcext:value-type="string">
            <text:p>Integració</text:p>
          </table:table-cell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Canviar fonts del joc a la font Totem</text:p>
          </table:table-cell>
          <table:table-cell table:style-name="Default" office:value-type="string" calcext:value-type="string">
            <text:p>Aina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string" calcext:value-type="string">
            <text:p>Integració</text:p>
          </table:table-cell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Restaurar tecles A-D per moure el personatge</text:p>
          </table:table-cell>
          <table:table-cell table:style-name="Default" office:value-type="string" calcext:value-type="string">
            <text:p>Aleix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9" office:value-type="string" calcext:value-type="string">
            <text:p>Programació</text:p>
          </table:table-cell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Impedir que els totems disparin durant el menu de pausa i mentre l'inventari esta obert</text:p>
          </table:table-cell>
          <table:table-cell table:style-name="Default" office:value-type="string" calcext:value-type="string">
            <text:p>Aleix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9" office:value-type="string" calcext:value-type="string">
            <text:p>Programació</text:p>
          </table:table-cell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Evitar pas de GUI de la pantalla de joc a la pantalla de fi de joc</text:p>
          </table:table-cell>
          <table:table-cell table:style-name="Default" office:value-type="string" calcext:value-type="string">
            <text:p>Aleix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Programació</text:p>
          </table:table-cell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Fer que no se senti el so de mort sempre que acaba el joc</text:p>
          </table:table-cell>
          <table:table-cell table:style-name="Default" office:value-type="string" calcext:value-type="string">
            <text:p>Aleix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9" office:value-type="string" calcext:value-type="string">
            <text:p>Programació</text:p>
          </table:table-cell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Redactar textos i preparar imatges per a la GithubPage</text:p>
          </table:table-cell>
          <table:table-cell table:style-name="Default" office:value-type="string" calcext:value-type="string">
            <text:p>Albert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2" office:value-type="string" calcext:value-type="string">
            <text:p>Disseny</text:p>
          </table:table-cell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Documentació de l’Sprint</text:p>
          </table:table-cell>
          <table:table-cell table:style-name="Default" office:value-type="string" calcext:value-type="string">
            <text:p>Albert</text:p>
          </table:table-cell>
          <table:table-cell office:value-type="string" calcext:value-type="string">
            <text:p>Don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80" office:value-type="string" calcext:value-type="string">
            <text:p>Gestió</text:p>
          </table:table-cell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Disseny millorat de la pantalla fi de joc</text:p>
          </table:table-cell>
          <table:table-cell table:style-name="Default" office:value-type="string" calcext:value-type="string">
            <text:p>Guillem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2" office:value-type="string" calcext:value-type="string">
            <text:p>Disseny</text:p>
          </table:table-cell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Integració del disseny millorar de la pantalla fi de joc</text:p>
          </table:table-cell>
          <table:table-cell table:style-name="Default" office:value-type="string" calcext:value-type="string">
            <text:p>Aina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1" office:value-type="string" calcext:value-type="string">
            <text:p>Integració</text:p>
          </table:table-cell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Fer vídeo de gameplay on surtin totes les pantalles del joc</text:p>
          </table:table-cell>
          <table:table-cell table:style-name="Default" office:value-type="string" calcext:value-type="string">
            <text:p>Aleix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0" office:value-type="string" calcext:value-type="string">
            <text:p>Gestió</text:p>
          </table:table-cell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Esborrar branques actives del Github</text:p>
          </table:table-cell>
          <table:table-cell table:style-name="Default" office:value-type="string" calcext:value-type="string">
            <text:p>Tots</text:p>
          </table:table-cell>
          <table:table-cell office:value-type="string" calcext:value-type="string">
            <text:p>D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0" office:value-type="string" calcext:value-type="string">
            <text:p>Gestió</text:p>
          </table:table-cell>
          <table:table-cell table:style-name="ce85"/>
          <table:table-cell table:number-columns-repeated="1017"/>
        </table:table-row>
        <table:table-row table:style-name="ro1">
          <table:table-cell table:style-name="ce2"/>
          <table:table-cell table:style-name="ce17"/>
          <table:table-cell table:style-name="ce34" table:content-validation-name="val1"/>
          <table:table-cell table:style-name="ce49"/>
          <table:table-cell table:style-name="ce64"/>
          <table:table-cell table:style-name="ce83"/>
          <table:table-cell table:style-name="ce85"/>
          <table:table-cell table:number-columns-repeated="1017"/>
        </table:table-row>
        <table:table-row table:style-name="ro1">
          <table:table-cell table:style-name="ce3"/>
          <table:table-cell table:style-name="ce18"/>
          <table:table-cell table:style-name="ce35" table:content-validation-name="val1"/>
          <table:table-cell table:style-name="ce50"/>
          <table:table-cell table:style-name="ce65"/>
          <table:table-cell table:style-name="ce83"/>
          <table:table-cell table:style-name="ce85"/>
          <table:table-cell table:number-columns-repeated="1017"/>
        </table:table-row>
        <table:table-row table:style-name="ro1">
          <table:table-cell table:style-name="ce4"/>
          <table:table-cell table:style-name="ce19"/>
          <table:table-cell table:style-name="ce36" table:content-validation-name="val1"/>
          <table:table-cell table:style-name="ce51"/>
          <table:table-cell table:style-name="ce66"/>
          <table:table-cell table:style-name="ce83"/>
          <table:table-cell table:style-name="ce85"/>
          <table:table-cell table:number-columns-repeated="1017"/>
        </table:table-row>
        <table:table-row table:style-name="ro1">
          <table:table-cell table:style-name="ce5"/>
          <table:table-cell table:style-name="ce20"/>
          <table:table-cell table:style-name="ce37" table:content-validation-name="val1"/>
          <table:table-cell table:style-name="ce52"/>
          <table:table-cell table:style-name="ce67"/>
          <table:table-cell table:style-name="ce84"/>
          <table:table-cell table:style-name="ce85"/>
          <table:table-cell table:number-columns-repeated="1017"/>
        </table:table-row>
        <table:table-row table:style-name="ro1">
          <table:table-cell table:style-name="ce6"/>
          <table:table-cell table:style-name="ce21"/>
          <table:table-cell table:style-name="ce38" table:content-validation-name="val1"/>
          <table:table-cell table:style-name="ce53"/>
          <table:table-cell table:style-name="ce68"/>
          <table:table-cell table:style-name="ce84"/>
          <table:table-cell table:style-name="ce85"/>
          <table:table-cell table:number-columns-repeated="1017"/>
        </table:table-row>
        <table:table-row table:style-name="ro1">
          <table:table-cell table:style-name="ce7"/>
          <table:table-cell table:style-name="ce22"/>
          <table:table-cell table:style-name="ce39" table:content-validation-name="val1"/>
          <table:table-cell table:style-name="ce54"/>
          <table:table-cell table:style-name="ce69"/>
          <table:table-cell table:style-name="ce84"/>
          <table:table-cell table:style-name="ce85"/>
          <table:table-cell table:number-columns-repeated="1017"/>
        </table:table-row>
        <table:table-row table:style-name="ro1">
          <table:table-cell table:style-name="ce8"/>
          <table:table-cell table:style-name="ce23"/>
          <table:table-cell table:style-name="ce40" table:content-validation-name="val1"/>
          <table:table-cell table:style-name="ce55"/>
          <table:table-cell table:style-name="ce70"/>
          <table:table-cell table:style-name="ce84"/>
          <table:table-cell table:style-name="ce85"/>
          <table:table-cell table:number-columns-repeated="1017"/>
        </table:table-row>
        <table:table-row table:style-name="ro1">
          <table:table-cell table:style-name="ce9"/>
          <table:table-cell table:style-name="ce24"/>
          <table:table-cell table:style-name="ce41" table:content-validation-name="val1"/>
          <table:table-cell table:style-name="ce56"/>
          <table:table-cell table:style-name="ce71"/>
          <table:table-cell table:style-name="ce84"/>
          <table:table-cell table:style-name="ce85"/>
          <table:table-cell table:number-columns-repeated="1017"/>
        </table:table-row>
        <table:table-row table:style-name="ro1">
          <table:table-cell table:style-name="ce10"/>
          <table:table-cell table:style-name="ce25"/>
          <table:table-cell table:style-name="ce42" table:content-validation-name="val1"/>
          <table:table-cell table:style-name="ce57"/>
          <table:table-cell table:style-name="ce72"/>
          <table:table-cell table:style-name="ce84"/>
          <table:table-cell table:style-name="ce85"/>
          <table:table-cell table:number-columns-repeated="1017"/>
        </table:table-row>
        <table:table-row table:style-name="ro1">
          <table:table-cell table:style-name="ce11"/>
          <table:table-cell table:style-name="ce26"/>
          <table:table-cell table:style-name="ce43" table:content-validation-name="val1"/>
          <table:table-cell table:style-name="ce58"/>
          <table:table-cell table:style-name="ce73"/>
          <table:table-cell table:style-name="ce84"/>
          <table:table-cell table:style-name="ce85"/>
          <table:table-cell table:number-columns-repeated="1017"/>
        </table:table-row>
        <table:table-row table:style-name="ro1">
          <table:table-cell table:style-name="ce12"/>
          <table:table-cell table:style-name="ce27"/>
          <table:table-cell table:style-name="ce44" table:content-validation-name="val1"/>
          <table:table-cell table:style-name="ce59"/>
          <table:table-cell table:style-name="ce74"/>
          <table:table-cell table:style-name="ce84"/>
          <table:table-cell table:style-name="ce85"/>
          <table:table-cell table:number-columns-repeated="1017"/>
        </table:table-row>
        <table:table-row table:style-name="ro1">
          <table:table-cell table:style-name="ce13"/>
          <table:table-cell table:style-name="ce28"/>
          <table:table-cell table:style-name="ce45" table:content-validation-name="val1"/>
          <table:table-cell table:style-name="ce60"/>
          <table:table-cell table:style-name="ce75"/>
          <table:table-cell table:style-name="ce84"/>
          <table:table-cell table:style-name="ce85"/>
          <table:table-cell table:number-columns-repeated="1017"/>
        </table:table-row>
        <table:table-row table:style-name="ro1">
          <table:table-cell table:style-name="ce14"/>
          <table:table-cell table:style-name="ce29"/>
          <table:table-cell table:style-name="ce46" table:content-validation-name="val1"/>
          <table:table-cell table:style-name="ce61"/>
          <table:table-cell table:style-name="ce76"/>
          <table:table-cell table:style-name="ce84"/>
          <table:table-cell table:style-name="ce85"/>
          <table:table-cell table:number-columns-repeated="1017"/>
        </table:table-row>
        <table:table-row table:style-name="ro1">
          <table:table-cell table:style-name="ce15"/>
          <table:table-cell table:style-name="ce30"/>
          <table:table-cell table:style-name="ce47" table:content-validation-name="val1"/>
          <table:table-cell table:style-name="ce62"/>
          <table:table-cell table:style-name="ce77"/>
          <table:table-cell table:style-name="ce84"/>
          <table:table-cell table:style-name="ce85"/>
          <table:table-cell table:number-columns-repeated="1017"/>
        </table:table-row>
        <table:table-row table:style-name="ro1">
          <table:table-cell table:style-name="ce16"/>
          <table:table-cell table:style-name="ce31"/>
          <table:table-cell table:style-name="ce48" table:content-validation-name="val1"/>
          <table:table-cell table:style-name="ce63"/>
          <table:table-cell table:style-name="ce78"/>
          <table:table-cell table:style-name="ce84"/>
          <table:table-cell table:style-name="ce85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1.A18:Hoja1.E18">
            <calcext:condition calcext:apply-style-name="ConditionalStyle_50" calcext:value="formula-is([.$C18]=&quot;Done&quot;)" calcext:base-cell-address="Hoja1.A18"/>
            <calcext:condition calcext:apply-style-name="ConditionalStyle_49" calcext:value="formula-is([.$C18]=&quot;Ongoing&quot;)" calcext:base-cell-address="Hoja1.A18"/>
          </calcext:conditional-format>
          <calcext:conditional-format calcext:target-range-address="Hoja1.A19:Hoja1.E19">
            <calcext:condition calcext:apply-style-name="ConditionalStyle_48" calcext:value="formula-is([.$C19]=&quot;Done&quot;)" calcext:base-cell-address="Hoja1.A19"/>
            <calcext:condition calcext:apply-style-name="ConditionalStyle_47" calcext:value="formula-is([.$C19]=&quot;Ongoing&quot;)" calcext:base-cell-address="Hoja1.A19"/>
          </calcext:conditional-format>
          <calcext:conditional-format calcext:target-range-address="Hoja1.A20:Hoja1.E20">
            <calcext:condition calcext:apply-style-name="ConditionalStyle_46" calcext:value="formula-is([.$C20]=&quot;Done&quot;)" calcext:base-cell-address="Hoja1.A20"/>
            <calcext:condition calcext:apply-style-name="ConditionalStyle_45" calcext:value="formula-is([.$C20]=&quot;Ongoing&quot;)" calcext:base-cell-address="Hoja1.A20"/>
          </calcext:conditional-format>
          <calcext:conditional-format calcext:target-range-address="Hoja1.A21:Hoja1.E21">
            <calcext:condition calcext:apply-style-name="ConditionalStyle_44" calcext:value="formula-is([.$C21]=&quot;Done&quot;)" calcext:base-cell-address="Hoja1.A21"/>
            <calcext:condition calcext:apply-style-name="ConditionalStyle_43" calcext:value="formula-is([.$C21]=&quot;Ongoing&quot;)" calcext:base-cell-address="Hoja1.A21"/>
          </calcext:conditional-format>
          <calcext:conditional-format calcext:target-range-address="Hoja1.A22:Hoja1.E22">
            <calcext:condition calcext:apply-style-name="ConditionalStyle_42" calcext:value="formula-is([.$C22]=&quot;Done&quot;)" calcext:base-cell-address="Hoja1.A22"/>
            <calcext:condition calcext:apply-style-name="ConditionalStyle_41" calcext:value="formula-is([.$C22]=&quot;Ongoing&quot;)" calcext:base-cell-address="Hoja1.A22"/>
          </calcext:conditional-format>
          <calcext:conditional-format calcext:target-range-address="Hoja1.A23:Hoja1.E23">
            <calcext:condition calcext:apply-style-name="ConditionalStyle_40" calcext:value="formula-is([.$C23]=&quot;Done&quot;)" calcext:base-cell-address="Hoja1.A23"/>
            <calcext:condition calcext:apply-style-name="ConditionalStyle_39" calcext:value="formula-is([.$C23]=&quot;Ongoing&quot;)" calcext:base-cell-address="Hoja1.A23"/>
          </calcext:conditional-format>
          <calcext:conditional-format calcext:target-range-address="Hoja1.A24:Hoja1.E24">
            <calcext:condition calcext:apply-style-name="ConditionalStyle_38" calcext:value="formula-is([.$C24]=&quot;Done&quot;)" calcext:base-cell-address="Hoja1.A24"/>
            <calcext:condition calcext:apply-style-name="ConditionalStyle_37" calcext:value="formula-is([.$C24]=&quot;Ongoing&quot;)" calcext:base-cell-address="Hoja1.A24"/>
          </calcext:conditional-format>
          <calcext:conditional-format calcext:target-range-address="Hoja1.A25:Hoja1.E25">
            <calcext:condition calcext:apply-style-name="ConditionalStyle_36" calcext:value="formula-is([.$C25]=&quot;Done&quot;)" calcext:base-cell-address="Hoja1.A25"/>
            <calcext:condition calcext:apply-style-name="ConditionalStyle_35" calcext:value="formula-is([.$C25]=&quot;Ongoing&quot;)" calcext:base-cell-address="Hoja1.A25"/>
          </calcext:conditional-format>
          <calcext:conditional-format calcext:target-range-address="Hoja1.A26:Hoja1.E26">
            <calcext:condition calcext:apply-style-name="ConditionalStyle_34" calcext:value="formula-is([.$C26]=&quot;Done&quot;)" calcext:base-cell-address="Hoja1.A26"/>
            <calcext:condition calcext:apply-style-name="ConditionalStyle_33" calcext:value="formula-is([.$C26]=&quot;Ongoing&quot;)" calcext:base-cell-address="Hoja1.A26"/>
          </calcext:conditional-format>
          <calcext:conditional-format calcext:target-range-address="Hoja1.A27:Hoja1.E27">
            <calcext:condition calcext:apply-style-name="ConditionalStyle_32" calcext:value="formula-is([.$C27]=&quot;Done&quot;)" calcext:base-cell-address="Hoja1.A27"/>
            <calcext:condition calcext:apply-style-name="ConditionalStyle_31" calcext:value="formula-is([.$C27]=&quot;Ongoing&quot;)" calcext:base-cell-address="Hoja1.A27"/>
          </calcext:conditional-format>
          <calcext:conditional-format calcext:target-range-address="Hoja1.A28:Hoja1.E28">
            <calcext:condition calcext:apply-style-name="ConditionalStyle_30" calcext:value="formula-is([.$C28]=&quot;Done&quot;)" calcext:base-cell-address="Hoja1.A28"/>
            <calcext:condition calcext:apply-style-name="ConditionalStyle_29" calcext:value="formula-is([.$C28]=&quot;Ongoing&quot;)" calcext:base-cell-address="Hoja1.A28"/>
          </calcext:conditional-format>
          <calcext:conditional-format calcext:target-range-address="Hoja1.A29:Hoja1.E29">
            <calcext:condition calcext:apply-style-name="ConditionalStyle_28" calcext:value="formula-is([.$C29]=&quot;Done&quot;)" calcext:base-cell-address="Hoja1.A29"/>
            <calcext:condition calcext:apply-style-name="ConditionalStyle_27" calcext:value="formula-is([.$C29]=&quot;Ongoing&quot;)" calcext:base-cell-address="Hoja1.A29"/>
          </calcext:conditional-format>
          <calcext:conditional-format calcext:target-range-address="Hoja1.A30:Hoja1.E30">
            <calcext:condition calcext:apply-style-name="ConditionalStyle_26" calcext:value="formula-is([.$C30]=&quot;Done&quot;)" calcext:base-cell-address="Hoja1.A30"/>
            <calcext:condition calcext:apply-style-name="ConditionalStyle_25" calcext:value="formula-is([.$C30]=&quot;Ongoing&quot;)" calcext:base-cell-address="Hoja1.A30"/>
          </calcext:conditional-format>
          <calcext:conditional-format calcext:target-range-address="Hoja1.A31:Hoja1.E31">
            <calcext:condition calcext:apply-style-name="ConditionalStyle_24" calcext:value="formula-is([.$C31]=&quot;Done&quot;)" calcext:base-cell-address="Hoja1.A31"/>
            <calcext:condition calcext:apply-style-name="ConditionalStyle_23" calcext:value="formula-is([.$C31]=&quot;Ongoing&quot;)" calcext:base-cell-address="Hoja1.A31"/>
          </calcext:conditional-format>
          <calcext:conditional-format calcext:target-range-address="Hoja1.A32:Hoja1.E32">
            <calcext:condition calcext:apply-style-name="ConditionalStyle_4" calcext:value="formula-is([.$C32]=&quot;Done&quot;)" calcext:base-cell-address="Hoja1.A32"/>
            <calcext:condition calcext:apply-style-name="ConditionalStyle_3" calcext:value="formula-is([.$C32]=&quot;Ongoing&quot;)" calcext:base-cell-address="Hoja1.A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60" style:display-name="ConditionalStyle_60" style:family="table-cell" style:parent-style-name="Default">
      <style:table-cell-properties fo:background-color="#ccffcc"/>
    </style:style>
    <style:style style:name="ConditionalStyle_5f_59" style:display-name="ConditionalStyle_59" style:family="table-cell" style:parent-style-name="Default">
      <style:table-cell-properties fo:background-color="#ffff99"/>
    </style:style>
    <style:style style:name="ConditionalStyle_5f_58" style:display-name="ConditionalStyle_58" style:family="table-cell" style:parent-style-name="Default">
      <style:table-cell-properties fo:background-color="#ccffcc"/>
    </style:style>
    <style:style style:name="ConditionalStyle_5f_57" style:display-name="ConditionalStyle_57" style:family="table-cell" style:parent-style-name="Default">
      <style:table-cell-properties fo:background-color="#ffff99"/>
    </style:style>
    <style:style style:name="ConditionalStyle_5f_56" style:display-name="ConditionalStyle_56" style:family="table-cell" style:parent-style-name="Default">
      <style:table-cell-properties fo:background-color="#ccffcc"/>
    </style:style>
    <style:style style:name="ConditionalStyle_5f_55" style:display-name="ConditionalStyle_55" style:family="table-cell" style:parent-style-name="Default">
      <style:table-cell-properties fo:background-color="#ffff99"/>
    </style:style>
    <style:style style:name="ConditionalStyle_5f_54" style:display-name="ConditionalStyle_54" style:family="table-cell" style:parent-style-name="Default">
      <style:table-cell-properties fo:background-color="#ccffcc"/>
    </style:style>
    <style:style style:name="ConditionalStyle_5f_53" style:display-name="ConditionalStyle_53" style:family="table-cell" style:parent-style-name="Default">
      <style:table-cell-properties fo:background-color="#ffff99"/>
    </style:style>
    <style:style style:name="ConditionalStyle_5f_52" style:display-name="ConditionalStyle_52" style:family="table-cell" style:parent-style-name="Default">
      <style:table-cell-properties fo:background-color="#ccffcc"/>
    </style:style>
    <style:style style:name="ConditionalStyle_5f_51" style:display-name="ConditionalStyle_51" style:family="table-cell" style:parent-style-name="Default">
      <style:table-cell-properties fo:background-color="#ffff99"/>
    </style:style>
    <style:style style:name="ConditionalStyle_5f_50" style:display-name="ConditionalStyle_50" style:family="table-cell" style:parent-style-name="Default">
      <style:table-cell-properties fo:background-color="#ccffcc"/>
    </style:style>
    <style:style style:name="ConditionalStyle_5f_49" style:display-name="ConditionalStyle_49" style:family="table-cell" style:parent-style-name="Default">
      <style:table-cell-properties fo:background-color="#ffff99"/>
    </style:style>
    <style:style style:name="ConditionalStyle_5f_48" style:display-name="ConditionalStyle_48" style:family="table-cell" style:parent-style-name="Default">
      <style:table-cell-properties fo:background-color="#ccffcc"/>
    </style:style>
    <style:style style:name="ConditionalStyle_5f_47" style:display-name="ConditionalStyle_47" style:family="table-cell" style:parent-style-name="Default">
      <style:table-cell-properties fo:background-color="#ffff99"/>
    </style:style>
    <style:style style:name="ConditionalStyle_5f_46" style:display-name="ConditionalStyle_46" style:family="table-cell" style:parent-style-name="Default">
      <style:table-cell-properties fo:background-color="#ccffcc"/>
    </style:style>
    <style:style style:name="ConditionalStyle_5f_45" style:display-name="ConditionalStyle_45" style:family="table-cell" style:parent-style-name="Default">
      <style:table-cell-properties fo:background-color="#ffff99"/>
    </style:style>
    <style:style style:name="ConditionalStyle_5f_44" style:display-name="ConditionalStyle_44" style:family="table-cell" style:parent-style-name="Default">
      <style:table-cell-properties fo:background-color="#ccffcc"/>
    </style:style>
    <style:style style:name="ConditionalStyle_5f_43" style:display-name="ConditionalStyle_43" style:family="table-cell" style:parent-style-name="Default">
      <style:table-cell-properties fo:background-color="#ffff99"/>
    </style:style>
    <style:style style:name="ConditionalStyle_5f_42" style:display-name="ConditionalStyle_42" style:family="table-cell" style:parent-style-name="Default">
      <style:table-cell-properties fo:background-color="#ccffcc"/>
    </style:style>
    <style:style style:name="ConditionalStyle_5f_41" style:display-name="ConditionalStyle_41" style:family="table-cell" style:parent-style-name="Default">
      <style:table-cell-properties fo:background-color="#ffff99"/>
    </style:style>
    <style:style style:name="ConditionalStyle_5f_40" style:display-name="ConditionalStyle_40" style:family="table-cell" style:parent-style-name="Default">
      <style:table-cell-properties fo:background-color="#ccffcc"/>
    </style:style>
    <style:style style:name="ConditionalStyle_5f_39" style:display-name="ConditionalStyle_39" style:family="table-cell" style:parent-style-name="Default">
      <style:table-cell-properties fo:background-color="#ffff99"/>
    </style:style>
    <style:style style:name="ConditionalStyle_5f_38" style:display-name="ConditionalStyle_38" style:family="table-cell" style:parent-style-name="Default">
      <style:table-cell-properties fo:background-color="#ccffcc"/>
    </style:style>
    <style:style style:name="ConditionalStyle_5f_37" style:display-name="ConditionalStyle_37" style:family="table-cell" style:parent-style-name="Default">
      <style:table-cell-properties fo:background-color="#ffff99"/>
    </style:style>
    <style:style style:name="ConditionalStyle_5f_36" style:display-name="ConditionalStyle_36" style:family="table-cell" style:parent-style-name="Default">
      <style:table-cell-properties fo:background-color="#ccffcc"/>
    </style:style>
    <style:style style:name="ConditionalStyle_5f_35" style:display-name="ConditionalStyle_35" style:family="table-cell" style:parent-style-name="Default">
      <style:table-cell-properties fo:background-color="#ffff99"/>
    </style:style>
    <style:style style:name="ConditionalStyle_5f_34" style:display-name="ConditionalStyle_34" style:family="table-cell" style:parent-style-name="Default">
      <style:table-cell-properties fo:background-color="#ccffcc"/>
    </style:style>
    <style:style style:name="ConditionalStyle_5f_33" style:display-name="ConditionalStyle_33" style:family="table-cell" style:parent-style-name="Default">
      <style:table-cell-properties fo:background-color="#ffff99"/>
    </style:style>
    <style:style style:name="ConditionalStyle_5f_32" style:display-name="ConditionalStyle_32" style:family="table-cell" style:parent-style-name="Default">
      <style:table-cell-properties fo:background-color="#ccffcc"/>
    </style:style>
    <style:style style:name="ConditionalStyle_5f_31" style:display-name="ConditionalStyle_31" style:family="table-cell" style:parent-style-name="Default">
      <style:table-cell-properties fo:background-color="#ffff99"/>
    </style:style>
    <style:style style:name="ConditionalStyle_5f_30" style:display-name="ConditionalStyle_30" style:family="table-cell" style:parent-style-name="Default">
      <style:table-cell-properties fo:background-color="#ccffcc"/>
    </style:style>
    <style:style style:name="ConditionalStyle_5f_29" style:display-name="ConditionalStyle_29" style:family="table-cell" style:parent-style-name="Default">
      <style:table-cell-properties fo:background-color="#ffff99"/>
    </style:style>
    <style:style style:name="ConditionalStyle_5f_28" style:display-name="ConditionalStyle_28" style:family="table-cell" style:parent-style-name="Default">
      <style:table-cell-properties fo:background-color="#ccffcc"/>
    </style:style>
    <style:style style:name="ConditionalStyle_5f_27" style:display-name="ConditionalStyle_27" style:family="table-cell" style:parent-style-name="Default">
      <style:table-cell-properties fo:background-color="#ffff99"/>
    </style:style>
    <style:style style:name="ConditionalStyle_5f_26" style:display-name="ConditionalStyle_26" style:family="table-cell" style:parent-style-name="Default">
      <style:table-cell-properties fo:background-color="#ccffcc"/>
    </style:style>
    <style:style style:name="ConditionalStyle_5f_25" style:display-name="ConditionalStyle_25" style:family="table-cell" style:parent-style-name="Default">
      <style:table-cell-properties fo:background-color="#ffff99"/>
    </style:style>
    <style:style style:name="ConditionalStyle_5f_24" style:display-name="ConditionalStyle_24" style:family="table-cell" style:parent-style-name="Default">
      <style:table-cell-properties fo:background-color="#ccffcc"/>
    </style:style>
    <style:style style:name="ConditionalStyle_5f_23" style:display-name="ConditionalStyle_23" style:family="table-cell" style:parent-style-name="Default">
      <style:table-cell-properties fo:background-color="#ffff99"/>
    </style:style>
    <style:style style:name="ConditionalStyle_5f_4" style:display-name="ConditionalStyle_4" style:family="table-cell" style:parent-style-name="Default">
      <style:table-cell-properties fo:background-color="#ccffcc"/>
    </style:style>
    <style:style style:name="ConditionalStyle_5f_3" style:display-name="ConditionalStyle_3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ix Marques Casasnovas</meta:initial-creator>
    <meta:creation-date>2017-12-12T06:58:27</meta:creation-date>
    <dc:date>2017-12-17T21:34:50.686865637</dc:date>
    <meta:generator>LibreOffice/5.1.6.2$Linux_X86_64 LibreOffice_project/10m0$Build-2</meta:generator>
    <meta:editing-duration>PT25M26S</meta:editing-duration>
    <meta:editing-cycles>4</meta:editing-cycles>
    <meta:document-statistic meta:table-count="1" meta:cell-count="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